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Poppins" svg:font-family="Poppins, sans-serif"/>
    <style:font-face style:name="Roboto" svg:font-family="Roboto, sans-serif"/>
    <style:font-face style:name="Slack-Lato" svg:font-family="Slack-Lato, appleLog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Table_20_Contents">
      <style:text-properties style:font-name="Liberation Mono" fo:font-size="12pt" style:font-name-asian="DejaVu Sans Mono" style:font-size-asian="10pt" style:font-name-complex="Liberation Mono" style:font-size-complex="10pt"/>
    </style:style>
    <style:style style:name="P2" style:family="paragraph" style:parent-style-name="Standard">
      <style:text-properties fo:font-size="12pt" officeooo:paragraph-rsid="00059804" style:font-size-asian="10pt" style:font-size-complex="10pt"/>
    </style:style>
    <style:style style:name="P3" style:family="paragraph" style:parent-style-name="Standard">
      <style:text-properties officeooo:paragraph-rsid="00059804"/>
    </style:style>
    <style:style style:name="P4" style:family="paragraph" style:parent-style-name="Text_20_body">
      <style:text-properties fo:font-size="12pt" fo:font-weight="normal" officeooo:rsid="000270e6" officeooo:paragraph-rsid="000270e6" style:font-size-asian="10pt" style:font-weight-asian="normal" style:font-size-complex="10pt" style:font-weight-complex="normal"/>
    </style:style>
    <style:style style:name="P5" style:family="paragraph" style:parent-style-name="Text_20_body">
      <style:text-properties officeooo:rsid="000346fd" officeooo:paragraph-rsid="000346fd"/>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4">
      <style:text-properties fo:font-weight="normal" style:font-weight-asian="normal" style:font-weight-complex="normal"/>
    </style:style>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paragraph-properties fo:margin-left="2.54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Roboto" fo:font-size="14pt" fo:font-style="normal" style:text-underline-style="none" fo:font-weight="normal" style:text-blinking="false" fo:background-color="#ffffff" style:font-size-asian="10pt" style:font-size-complex="10pt"/>
    </style:style>
    <style:style style:name="P11" style:family="paragraph" style:parent-style-name="Text_20_body">
      <style:paragraph-properties fo:margin-left="2.54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fo:font-size="8pt" style:text-underline-style="none" style:text-blinking="false" fo:background-color="#ffffff" style:font-size-asian="10pt" style:font-size-complex="10pt"/>
    </style:style>
    <style:style style:name="P12" style:family="paragraph" style:parent-style-name="Text_20_body" style:list-style-name="L5">
      <style:paragraph-properties fo:margin-top="0cm" fo:margin-bottom="0cm" loext:contextual-spacing="false"/>
    </style:style>
    <style:style style:name="P13" style:family="paragraph" style:parent-style-name="Text_20_body">
      <style:paragraph-properties fo:break-before="page"/>
      <style:text-properties fo:font-size="22pt" fo:font-weight="bold" style:font-weight-asian="bold" style:font-weight-complex="bold"/>
    </style:style>
    <style:style style:name="P14" style:family="paragraph" style:parent-style-name="Preformatted_20_Text">
      <style:text-properties fo:font-size="12pt" style:font-size-asian="10pt" style:font-size-complex="10pt"/>
    </style:style>
    <style:style style:name="P15" style:family="paragraph" style:parent-style-name="Preformatted_20_Text">
      <style:text-properties fo:font-size="12pt" officeooo:paragraph-rsid="0004bcf8" style:font-size-asian="10pt" style:font-size-complex="10pt"/>
    </style:style>
    <style:style style:name="P16" style:family="paragraph" style:parent-style-name="Preformatted_20_Text">
      <style:text-properties fo:font-size="12pt" fo:font-weight="normal" officeooo:rsid="000270e6" officeooo:paragraph-rsid="000270e6" style:font-size-asian="10pt" style:font-weight-asian="normal" style:font-size-complex="10pt" style:font-weight-complex="normal"/>
    </style:style>
    <style:style style:name="P17" style:family="paragraph" style:parent-style-name="Preformatted_20_Text">
      <style:text-properties fo:font-size="16pt" officeooo:paragraph-rsid="0004bcf8" style:font-size-asian="10pt" style:font-size-complex="10pt"/>
    </style:style>
    <style:style style:name="P18" style:family="paragraph" style:parent-style-name="Preformatted_20_Text">
      <style:text-properties fo:font-size="16pt" fo:font-weight="bold" officeooo:rsid="000270e6" officeooo:paragraph-rsid="000270e6" style:font-size-asian="10pt" style:font-weight-asian="bold" style:font-size-complex="10pt" style:font-weight-complex="bold"/>
    </style:style>
    <style:style style:name="P19" style:family="paragraph" style:parent-style-name="Preformatted_20_Text">
      <style:text-properties fo:font-size="18pt" fo:font-weight="bold" style:font-size-asian="10pt" style:font-weight-asian="bold" style:font-size-complex="10pt" style:font-weight-complex="bold"/>
    </style:style>
    <style:style style:name="P20" style:family="paragraph" style:parent-style-name="Preformatted_20_Text">
      <style:text-properties fo:font-size="20pt" fo:font-weight="bold" style:font-size-asian="10pt" style:font-weight-asian="bold" style:font-size-complex="10pt" style:font-weight-complex="bold"/>
    </style:style>
    <style:style style:name="P21" style:family="paragraph" style:parent-style-name="Preformatted_20_Text">
      <style:text-properties fo:font-size="20pt" fo:font-weight="bold" officeooo:rsid="000270e6" style:font-size-asian="10pt" style:font-weight-asian="bold" style:font-size-complex="10pt" style:font-weight-complex="bold"/>
    </style:style>
    <style:style style:name="P22" style:family="paragraph" style:parent-style-name="Preformatted_20_Text">
      <style:text-properties fo:font-size="20pt" fo:font-weight="bold" officeooo:rsid="000270e6" officeooo:paragraph-rsid="000270e6" style:font-size-asian="10pt" style:font-weight-asian="bold" style:font-size-complex="10pt" style:font-weight-complex="bold"/>
    </style:style>
    <style:style style:name="P23" style:family="paragraph" style:parent-style-name="Preformatted_20_Text">
      <style:text-properties fo:font-size="22pt" fo:font-weight="bold" officeooo:rsid="000270e6" officeooo:paragraph-rsid="000270e6" style:font-size-asian="10pt" style:font-weight-asian="bold" style:font-size-complex="10pt" style:font-weight-complex="bold"/>
    </style:style>
    <style:style style:name="P24" style:family="paragraph" style:parent-style-name="Preformatted_20_Text">
      <style:text-properties fo:font-size="26pt" fo:font-weight="bold" officeooo:rsid="000270e6" officeooo:paragraph-rsid="000270e6" style:font-size-asian="10pt" style:font-weight-asian="bold" style:font-size-complex="10pt" style:font-weight-complex="bold"/>
    </style:style>
    <style:style style:name="P25" style:family="paragraph" style:parent-style-name="Preformatted_20_Text">
      <style:text-properties fo:font-size="26pt" fo:font-weight="bold" officeooo:rsid="000346fd" officeooo:paragraph-rsid="000346fd" style:font-size-asian="10pt" style:font-weight-asian="bold" style:font-size-complex="10pt" style:font-weight-complex="bold"/>
    </style:style>
    <style:style style:name="P26" style:family="paragraph" style:parent-style-name="Preformatted_20_Text">
      <style:text-properties fo:font-size="26pt" fo:font-weight="bold" officeooo:paragraph-rsid="000346fd" style:font-size-asian="10pt" style:font-weight-asian="bold" style:font-size-complex="10pt" style:font-weight-complex="bold"/>
    </style:style>
    <style:style style:name="P27" style:family="paragraph" style:parent-style-name="Preformatted_20_Text">
      <style:paragraph-properties fo:text-align="center" style:justify-single-word="false"/>
      <style:text-properties fo:font-size="34pt" style:text-underline-style="solid" style:text-underline-width="auto" style:text-underline-color="font-color" fo:font-weight="bold" style:font-size-asian="10pt" style:font-weight-asian="bold" style:font-size-complex="10pt" style:font-weight-complex="bold"/>
    </style:style>
    <style:style style:name="P28" style:family="paragraph" style:parent-style-name="Preformatted_20_Text">
      <style:text-properties style:font-name="Liberation Mono" fo:font-size="16pt" fo:font-weight="bold" officeooo:rsid="000270e6" style:font-name-asian="DejaVu Sans Mono" style:font-size-asian="10pt" style:font-weight-asian="bold" style:font-name-complex="Liberation Mono" style:font-size-complex="10pt" style:font-weight-complex="bold"/>
    </style:style>
    <style:style style:name="P29" style:family="paragraph" style:parent-style-name="Preformatted_20_Text">
      <style:text-properties officeooo:paragraph-rsid="000270e6"/>
    </style:style>
    <style:style style:name="P30" style:family="paragraph" style:parent-style-name="Preformatted_20_Text">
      <style:text-properties officeooo:paragraph-rsid="000346fd"/>
    </style:style>
    <style:style style:name="P31" style:family="paragraph" style:parent-style-name="Preformatted_20_Text">
      <style:text-properties officeooo:rsid="000346fd" officeooo:paragraph-rsid="000346fd"/>
    </style:style>
    <style:style style:name="P32" style:family="paragraph" style:parent-style-name="Preformatted_20_Text">
      <style:text-properties fo:font-size="6pt" officeooo:rsid="000346fd" officeooo:paragraph-rsid="000346fd" style:font-size-asian="10pt" style:font-size-complex="10pt"/>
    </style:style>
    <style:style style:name="P33" style:family="paragraph" style:parent-style-name="Preformatted_20_Text">
      <style:text-properties officeooo:paragraph-rsid="0004bcf8"/>
    </style:style>
    <style:style style:name="P34" style:family="paragraph" style:parent-style-name="Preformatted_20_Text">
      <style:text-properties officeooo:paragraph-rsid="00059804"/>
    </style:style>
    <style:style style:name="P35" style:family="paragraph" style:parent-style-name="Preformatted_20_Text">
      <style:paragraph-properties fo:break-before="page"/>
    </style:style>
    <style:style style:name="P36" style:family="paragraph" style:parent-style-name="Preformatted_20_Text">
      <style:paragraph-properties fo:margin-top="0cm" fo:margin-bottom="0.499cm" loext:contextual-spacing="false"/>
    </style:style>
    <style:style style:name="P37" style:family="paragraph" style:parent-style-name="Heading_20_2">
      <style:text-properties fo:font-size="12pt" officeooo:paragraph-rsid="0004bcf8" style:font-size-asian="10pt" style:font-size-complex="10pt"/>
    </style:style>
    <style:style style:name="P38" style:family="paragraph" style:parent-style-name="Heading_20_2">
      <style:text-properties officeooo:paragraph-rsid="00059804"/>
    </style:style>
    <style:style style:name="T1" style:family="text">
      <style:text-properties style:font-name="Liberation Mono" fo:font-size="16pt" fo:font-weight="bold" officeooo:rsid="000270e6" style:font-name-asian="DejaVu Sans Mono" style:font-size-asian="10pt" style:font-weight-asian="bold" style:font-name-complex="Liberation Mono" style:font-size-complex="10pt" style:font-weight-complex="bold"/>
    </style:style>
    <style:style style:name="T2" style:family="text">
      <style:text-properties fo:font-size="12pt" style:font-size-asian="10pt" style:font-size-complex="10pt"/>
    </style:style>
    <style:style style:name="T3" style:family="text">
      <style:text-properties fo:font-size="12pt" officeooo:rsid="000346fd" style:font-size-asian="10pt" style:font-size-complex="10pt"/>
    </style:style>
    <style:style style:name="T4" style:family="text">
      <style:text-properties fo:font-size="12pt" fo:font-weight="normal" style:font-size-asian="10pt" style:font-weight-asian="normal" style:font-size-complex="10pt" style:font-weight-complex="normal"/>
    </style:style>
    <style:style style:name="T5" style:family="text">
      <style:text-properties fo:font-size="12pt" fo:font-weight="normal" officeooo:rsid="000346fd" style:font-size-asian="10pt" style:font-weight-asian="normal" style:font-size-complex="10pt" style:font-weight-complex="normal"/>
    </style:style>
    <style:style style:name="T6" style:family="text">
      <style:text-properties fo:font-size="12pt" style:font-size-asian="12pt" style:font-size-complex="12pt"/>
    </style:style>
    <style:style style:name="T7" style:family="text">
      <style:text-properties fo:font-size="12pt" officeooo:rsid="00059804" style:font-size-asian="12pt" style:font-size-complex="12pt"/>
    </style:style>
    <style:style style:name="T8" style:family="text">
      <style:text-properties fo:font-size="14pt"/>
    </style:style>
    <style:style style:name="T9" style:family="text">
      <style:text-properties fo:font-size="14pt" style:font-size-asian="12pt" style:font-size-complex="12pt"/>
    </style:style>
    <style:style style:name="T10" style:family="text">
      <style:text-properties fo:font-size="14pt" officeooo:rsid="00059804" style:font-size-asian="12pt" style:font-size-complex="12pt"/>
    </style:style>
    <style:style style:name="T11" style:family="text">
      <style:text-properties fo:font-size="16pt"/>
    </style:style>
    <style:style style:name="T12" style:family="text">
      <style:text-properties fo:font-size="16pt" style:font-size-asian="10pt" style:font-size-complex="10pt"/>
    </style:style>
    <style:style style:name="T13" style:family="text">
      <style:text-properties fo:font-size="16pt" fo:font-weight="bold" style:font-size-asian="10pt" style:font-weight-asian="bold" style:font-size-complex="10pt" style:font-weight-complex="bold"/>
    </style:style>
    <style:style style:name="T14" style:family="text">
      <style:text-properties fo:font-size="16pt" style:font-size-asian="12pt" style:font-size-complex="12pt"/>
    </style:style>
    <style:style style:name="T15" style:family="text">
      <style:text-properties fo:font-size="16pt" officeooo:rsid="00059804" style:font-size-asian="12pt" style:font-size-complex="12pt"/>
    </style:style>
    <style:style style:name="T16" style:family="text">
      <style:text-properties fo:color="#008000"/>
    </style:style>
    <style:style style:name="T17" style:family="text">
      <style:text-properties fo:color="#ff0000"/>
    </style:style>
    <style:style style:name="T18" style:family="text">
      <style:text-properties fo:font-size="22pt"/>
    </style:style>
    <style:style style:name="T19" style:family="text">
      <style:text-properties fo:font-size="22pt" fo:font-weight="bold" officeooo:rsid="000270e6" style:font-size-asian="10pt" style:font-weight-asian="bold" style:font-size-complex="10pt" style:font-weight-complex="bold"/>
    </style:style>
    <style:style style:name="T20" style:family="text">
      <style:text-properties fo:font-size="22pt" officeooo:rsid="0004bcf8"/>
    </style:style>
    <style:style style:name="T21" style:family="text">
      <style:text-properties fo:font-variant="normal" fo:text-transform="none" fo:color="#000000" style:text-line-through-style="none" style:text-line-through-type="none" style:font-name="Roboto" fo:font-size="14pt" fo:font-style="normal" style:text-underline-style="none" fo:font-weight="bold" style:text-blinking="false" fo:background-color="#ffffff" loext:char-shading-value="0" style:font-size-asian="10pt" style:font-weight-asian="normal" style:font-size-complex="10pt" style:font-weight-complex="normal"/>
    </style:style>
    <style:style style:name="T22" style:family="text">
      <style:text-properties fo:font-variant="normal" fo:text-transform="none" fo:color="#000000" style:text-line-through-style="none" style:text-line-through-type="none" style:font-name="Roboto" fo:font-size="14pt" fo:font-style="normal" style:text-underline-style="none" fo:font-weight="normal" style:text-blinking="false" fo:background-color="#ffffff" loext:char-shading-value="0" style:font-size-asian="10pt" style:font-weight-asian="normal" style:font-size-complex="10pt" style:font-weight-complex="normal"/>
    </style:style>
    <style:style style:name="T23" style:family="text">
      <style:text-properties fo:font-variant="normal" fo:text-transform="none" fo:color="#000000" style:text-line-through-style="none" style:text-line-through-type="none" fo:font-size="8pt" style:text-underline-style="none" fo:font-weight="normal" style:text-blinking="false" fo:background-color="#ffffff" loext:char-shading-value="0" style:font-size-asian="10pt" style:font-weight-asian="normal" style:font-size-complex="10pt" style:font-weight-complex="normal"/>
    </style:style>
    <style:style style:name="T24" style:family="text">
      <style:text-properties fo:font-size="18pt"/>
    </style:style>
    <style:style style:name="T25" style:family="text">
      <style:text-properties fo:font-size="18pt" officeooo:rsid="0004bcf8"/>
    </style:style>
    <style:style style:name="T26" style:family="text">
      <style:text-properties fo:font-size="18pt" style:font-size-asian="12pt" style:font-size-complex="12pt"/>
    </style:style>
    <style:style style:name="T27" style:family="text">
      <style:text-properties fo:font-size="18pt" officeooo:rsid="00059804" style:font-size-asian="12pt" style:font-size-complex="12pt"/>
    </style:style>
    <style:style style:name="T28" style:family="text">
      <style:text-properties fo:font-weight="normal" style:font-weight-asian="normal" style:font-weight-complex="normal"/>
    </style:style>
    <style:style style:name="T29" style:family="text">
      <style:text-properties fo:font-size="20pt"/>
    </style:style>
    <style:style style:name="T30" style:family="text">
      <style:text-properties fo:font-size="20pt" officeooo:rsid="0004bcf8"/>
    </style:style>
    <style:style style:name="T31" style:family="text">
      <style:text-properties fo:font-size="20pt" style:font-size-asian="12pt" style:font-size-complex="12pt"/>
    </style:style>
    <style:style style:name="T32" style:family="text">
      <style:text-properties fo:font-size="20pt" officeooo:rsid="00059804" style:font-size-asian="12pt" style:font-size-complex="12pt"/>
    </style:style>
    <style:style style:name="T33" style:family="text">
      <style:text-properties officeooo:rsid="0004bcf8"/>
    </style:style>
    <style:style style:name="T34" style:family="text">
      <style:text-properties officeooo:rsid="0005980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ython</text:p>
      <text:p text:style-name="Preformatted_20_Text"/>
      <text:p text:style-name="P21"/>
      <text:p text:style-name="P22">Datatypes</text:p>
      <text:p text:style-name="Preformatted_20_Text">Python has five standard data types −</text:p>
      <text:p text:style-name="Preformatted_20_Text"><text:s text:c="4"/>Numbers</text:p>
      <text:p text:style-name="Preformatted_20_Text"><text:s text:c="4"/>String</text:p>
      <text:p text:style-name="Preformatted_20_Text"><text:s text:c="4"/>List</text:p>
      <text:p text:style-name="Preformatted_20_Text"><text:s text:c="4"/>Tuple</text:p>
      <text:p text:style-name="Preformatted_20_Text"><text:s text:c="4"/>Dictionary</text:p>
      <text:p text:style-name="Preformatted_20_Text"/>
      <text:p text:style-name="Preformatted_20_Text"><text:span text:style-name="T13"/></text:p>
      <text:p text:style-name="Preformatted_20_Text"><text:span text:style-name="T13">Python Numbers</text:span></text:p>
      <text:p text:style-name="Preformatted_20_Text"/>
      <text:p text:style-name="Preformatted_20_Text">Number data types store numeric values. Number objects are created when you assign a value to them. For example −</text:p>
      <text:p text:style-name="Preformatted_20_Text"/>
      <text:p text:style-name="Preformatted_20_Text">var1 = 1</text:p>
      <text:p text:style-name="Preformatted_20_Text">var2 = 10</text:p>
      <text:p text:style-name="Preformatted_20_Text"/>
      <text:p text:style-name="Preformatted_20_Text">You can also delete the reference to a number object by using the del statement. The syntax of the del statement is −</text:p>
      <text:p text:style-name="Preformatted_20_Text"/>
      <text:p text:style-name="Preformatted_20_Text">del var1[,var2[,var3[....,varN]]]]</text:p>
      <text:p text:style-name="Preformatted_20_Text"/>
      <text:p text:style-name="Preformatted_20_Text">You can delete a single object or multiple objects by using the del statement. For example −</text:p>
      <text:p text:style-name="Preformatted_20_Text"/>
      <text:p text:style-name="Preformatted_20_Text">del var</text:p>
      <text:p text:style-name="Preformatted_20_Text">del var_a, var_b</text:p>
      <text:p text:style-name="Preformatted_20_Text"/>
      <text:p text:style-name="Preformatted_20_Text">Python supports four different numerical types −</text:p>
      <text:p text:style-name="Preformatted_20_Text"/>
      <text:p text:style-name="Preformatted_20_Text"><text:s text:c="4"/>int (signed integers)</text:p>
      <text:p text:style-name="Preformatted_20_Text"><text:s text:c="4"/>long (long integers, they can also be represented in octal and hexadecimal)</text:p>
      <text:p text:style-name="Preformatted_20_Text"><text:s text:c="4"/>float (floating point real values)</text:p>
      <text:p text:style-name="Preformatted_20_Text"><text:s text:c="4"/>complex (complex numbers)</text:p>
      <text:p text:style-name="Preformatted_20_Text"/>
      <text:p text:style-name="Preformatted_20_Text"/>
      <text:p text:style-name="Preformatted_20_Text"/>
      <text:p text:style-name="Preformatted_20_Text"/>
      <text:p text:style-name="Preformatted_20_Text"/>
      <text:p text:style-name="P18">Python Strings</text:p>
      <text:p text:style-name="Preformatted_20_Text"/>
      <text:p text:style-name="Preformatted_20_Text">Strings in Python are identified as a contiguous set of characters represented in the quotation marks. Python allows for either pairs of single or double quotes. Subsets of strings can be taken using the slice operator ([ ] and [:] ) with indexes starting at 0 in the beginning of the string and working their way from -1 at the end.</text:p>
      <text:p text:style-name="Preformatted_20_Text"/>
      <text:p text:style-name="Preformatted_20_Text">The plus (+) sign is the string concatenation operator and the asterisk (*) is the repetition operator.</text:p>
      <text:p text:style-name="Preformatted_20_Text"/>
      <text:p text:style-name="Preformatted_20_Text">str = 'Hello World!'</text:p>
      <text:p text:style-name="Preformatted_20_Text"/>
      <text:p text:style-name="Preformatted_20_Text">print str <text:s text:c="9"/># Prints complete string</text:p>
      <text:p text:style-name="Preformatted_20_Text">print str[0] <text:s text:c="6"/># Prints first character of the string</text:p>
      <text:p text:style-name="Preformatted_20_Text">print str[2:5] <text:s text:c="4"/># Prints characters starting from 3rd to 5th</text:p>
      <text:p text:style-name="Preformatted_20_Text"><text:soft-page-break/>print str[2:] <text:s text:c="5"/># Prints string starting from 3rd character</text:p>
      <text:p text:style-name="Preformatted_20_Text">print str * 2 <text:s text:c="5"/># Prints string two times</text:p>
      <text:p text:style-name="Preformatted_20_Text">print str + "TEST" # Prints concatenated string</text:p>
      <text:p text:style-name="Preformatted_20_Text"/>
      <text:p text:style-name="Preformatted_20_Text"/>
      <text:p text:style-name="Preformatted_20_Text"/>
      <text:p text:style-name="P28">Python Lists</text:p>
      <text:p text:style-name="Preformatted_20_Text"/>
      <text:p text:style-name="Preformatted_20_Text">Lists are the most versatile of Python's compound data types. A list contains items separated by commas and enclosed within square brackets ([]). To some extent, lists are similar to arrays in C. One difference between them is that all the items belonging to a list can be of different data type.</text:p>
      <text:p text:style-name="Preformatted_20_Text"/>
      <text:p text:style-name="Preformatted_20_Text">The values stored in a list can be accessed using the slice operator ([ ] and [:]) with indexes starting at 0 in the beginning of the list and working their way to end -1. The plus (+) sign is the list concatenation operator, and the asterisk (*) is the repetition operator. For example −</text:p>
      <text:p text:style-name="Preformatted_20_Text"/>
      <text:p text:style-name="Preformatted_20_Text">list = [ 'abcd', 786 , 2.23, 'john', 70.2 ]</text:p>
      <text:p text:style-name="Preformatted_20_Text">tinylist = [123, 'john']</text:p>
      <text:p text:style-name="Preformatted_20_Text"/>
      <text:p text:style-name="Preformatted_20_Text">print list <text:s text:c="9"/># Prints complete list</text:p>
      <text:p text:style-name="Preformatted_20_Text">print list[0] <text:s text:c="6"/># Prints first element of the list</text:p>
      <text:p text:style-name="Preformatted_20_Text">print list[1:3] <text:s text:c="4"/># Prints elements starting from 2nd till 3rd </text:p>
      <text:p text:style-name="Preformatted_20_Text">print list[2:] <text:s text:c="5"/># Prints elements starting from 3rd element</text:p>
      <text:p text:style-name="Preformatted_20_Text">print tinylist * 2 <text:s/># Prints list two times</text:p>
      <text:p text:style-name="Preformatted_20_Text">print list + tinylist # Prints concatenated lists</text:p>
      <text:p text:style-name="Preformatted_20_Text"/>
      <text:p text:style-name="Preformatted_20_Text">methods : append,extend,insert,remove,pop,index,count,sort,reverse,copy</text:p>
      <text:p text:style-name="Preformatted_20_Text"/>
      <text:p text:style-name="Preformatted_20_Text"/>
      <text:p text:style-name="Preformatted_20_Text"/>
      <text:p text:style-name="Preformatted_20_Text"/>
      <text:p text:style-name="Preformatted_20_Text"><text:span text:style-name="T1">Python Tuples</text:span></text:p>
      <text:p text:style-name="Preformatted_20_Text"/>
      <text:p text:style-name="Preformatted_20_Text">A tuple is another sequence data type that is similar to the list. A tuple consists of a number of values separated by commas. Unlike lists, however, tuples are enclosed within parentheses.</text:p>
      <text:p text:style-name="Preformatted_20_Text"/>
      <text:p text:style-name="Preformatted_20_Text">The main differences between lists and tuples are: Lists are enclosed in brackets ( [ ] ) and their elements and size can be changed, while tuples are enclosed in parentheses ( ( ) ) and cannot be updated. Tuples can be thought of as read-only lists. For example −</text:p>
      <text:p text:style-name="Preformatted_20_Text"/>
      <text:p text:style-name="Preformatted_20_Text">tuple = ( 'abcd', 786 , 2.23, 'john', 70.2 <text:s/>)</text:p>
      <text:p text:style-name="Preformatted_20_Text">tinytuple = (123, 'john')</text:p>
      <text:p text:style-name="Preformatted_20_Text"/>
      <text:p text:style-name="Preformatted_20_Text">print tuple <text:s text:c="10"/># Prints complete list</text:p>
      <text:p text:style-name="Preformatted_20_Text">print tuple[0] <text:s text:c="7"/># Prints first element of the list</text:p>
      <text:p text:style-name="Preformatted_20_Text">print tuple[1:3] <text:s text:c="5"/># Prints elements starting from 2nd till 3rd </text:p>
      <text:p text:style-name="Preformatted_20_Text">print tuple[2:] <text:s text:c="6"/># Prints elements starting from 3rd element</text:p>
      <text:p text:style-name="Preformatted_20_Text">print tinytuple * 2 <text:s text:c="2"/># Prints list two times</text:p>
      <text:p text:style-name="Preformatted_20_Text">print tuple + tinytuple # Prints concatenated lists</text:p>
      <text:p text:style-name="Preformatted_20_Text"/>
      <text:p text:style-name="Preformatted_20_Text"/>
      <text:p text:style-name="Preformatted_20_Text"/>
      <text:p text:style-name="Preformatted_20_Text">tuple = ( 'abcd', 786 , 2.23, 'john', 70.2 <text:s/>)</text:p>
      <text:p text:style-name="Preformatted_20_Text">list = [ 'abcd', 786 , 2.23, 'john', 70.2 <text:s/>]</text:p>
      <text:p text:style-name="Preformatted_20_Text">tuple[2] = 1000 <text:s text:c="3"/># Invalid syntax with tuple</text:p>
      <text:p text:style-name="Preformatted_20_Text">list[2] = 1000 <text:s text:c="4"/># Valid syntax with list</text:p>
      <text:p text:style-name="Preformatted_20_Text"/>
      <text:p text:style-name="Preformatted_20_Text">The statement t = 12345, 54321, 'hello!' is an example of tuple packing: the <text:soft-page-break/>values 12345, 54321 and 'hello!' are packed together in a tuple. The reverse operation is also possible:</text:p>
      <text:p text:style-name="Preformatted_20_Text">&gt;&gt;&gt;</text:p>
      <text:p text:style-name="Preformatted_20_Text"/>
      <text:p text:style-name="Preformatted_20_Text">&gt;&gt;&gt; x, y, z = t</text:p>
      <text:p text:style-name="Preformatted_20_Text"/>
      <text:p text:style-name="Preformatted_20_Text">This is called, appropriately enough, sequence unpacking and works for any sequence on the right-hand side. Sequence unpacking requires that there are as many variables on the left side of the equals sign as there are elements in the sequence. Note that multiple assignment is really just a combination of tuple packing and sequence unpacking.</text:p>
      <text:p text:style-name="Preformatted_20_Text"/>
      <text:p text:style-name="Preformatted_20_Text"/>
      <text:p text:style-name="Preformatted_20_Text"/>
      <text:p text:style-name="P28">Sets</text:p>
      <text:p text:style-name="Preformatted_20_Text"/>
      <text:p text:style-name="Preformatted_20_Text">Python also includes a data type for sets. A set is an unordered collection with no duplicate elements. Basic uses include membership testing and eliminating duplicate entries. Set objects also support mathematical operations like union, intersection, difference, and symmetric difference.</text:p>
      <text:p text:style-name="Preformatted_20_Text"/>
      <text:p text:style-name="Preformatted_20_Text">Curly braces or the set() function can be used to create sets. Note: to create an empty set you have to use set(), not {}; the latter creates an empty dictionary, </text:p>
      <text:p text:style-name="Preformatted_20_Text"/>
      <text:p text:style-name="Preformatted_20_Text"/>
      <text:p text:style-name="P28">Python Dictionary</text:p>
      <text:p text:style-name="Preformatted_20_Text"/>
      <text:p text:style-name="Preformatted_20_Text">Python's dictionaries are kind of hash table type. They work like associative arrays or hashes found in Perl and consist of key-value pairs. </text:p>
      <text:p text:style-name="Preformatted_20_Text">dictionaries are indexed by keys, which can be any immutable type; strings and numbers can always be keys. Tuples can be used as keys if they contain only strings, numbers, or tuples; if a tuple contains any mutable object either directly or indirectly, it cannot be used as a key. You can’t use lists as keys, since lists can be modified in place</text:p>
      <text:p text:style-name="Preformatted_20_Text"/>
      <text:p text:style-name="Preformatted_20_Text">Dictionaries are enclosed by curly braces ({ }) and values can be assigned and accessed using square braces ([]). For example −</text:p>
      <text:p text:style-name="Preformatted_20_Text"/>
      <text:p text:style-name="Preformatted_20_Text">dict = {}</text:p>
      <text:p text:style-name="Preformatted_20_Text">dict['one'] = "This is one"</text:p>
      <text:p text:style-name="Preformatted_20_Text">dict[2] <text:s text:c="4"/>= "This is two"</text:p>
      <text:p text:style-name="Preformatted_20_Text"/>
      <text:p text:style-name="Preformatted_20_Text">tinydict = {'name': 'john','code':6734, 'dept': 'sales'}</text:p>
      <text:p text:style-name="Preformatted_20_Text"/>
      <text:p text:style-name="Preformatted_20_Text"/>
      <text:p text:style-name="Preformatted_20_Text">print dict['one'] <text:s text:c="6"/># Prints value for 'one' key</text:p>
      <text:p text:style-name="Preformatted_20_Text">print dict[2] <text:s text:c="10"/># Prints value for 2 key</text:p>
      <text:p text:style-name="Preformatted_20_Text">print tinydict <text:s text:c="9"/># Prints complete dictionary</text:p>
      <text:p text:style-name="Preformatted_20_Text">print tinydict.keys() <text:s text:c="2"/># Prints all the keys</text:p>
      <text:p text:style-name="Preformatted_20_Text">print tinydict.values() # Prints all the values</text:p>
      <text:p text:style-name="Preformatted_20_Text"/>
      <text:p text:style-name="Preformatted_20_Text"/>
      <text:p text:style-name="Preformatted_20_Text"/>
      <text:p text:style-name="Preformatted_20_Text">When looping through dictionaries, the key and corresponding value can be retrieved at the same time using the items() method.</text:p>
      <text:p text:style-name="Preformatted_20_Text">&gt;&gt;&gt;</text:p>
      <text:p text:style-name="Preformatted_20_Text"/>
      <text:p text:style-name="Preformatted_20_Text">&gt;&gt;&gt; knights = {'gallahad': 'the pure', 'robin': 'the brave'}</text:p>
      <text:p text:style-name="Preformatted_20_Text">&gt;&gt;&gt; for k, v in knights.items():</text:p>
      <text:p text:style-name="Preformatted_20_Text">... <text:s text:c="4"/>print(k, v)</text:p>
      <text:p text:style-name="Preformatted_20_Text">...</text:p>
      <text:p text:style-name="P29"><text:soft-page-break/><text:span text:style-name="T19">Decision Making</text:span></text:p>
      <text:p text:style-name="P23"/>
      <text:p text:style-name="P4">the conditional statement in Python has the following syntax: </text:p>
      <text:p text:style-name="Preformatted_20_Text">if <text:span text:style-name="Variable">condition</text:span>:</text:p>
      <text:p text:style-name="Preformatted_20_Text"><text:s text:c="4"/><text:span text:style-name="T16">true-block</text:span></text:p>
      <text:p text:style-name="Preformatted_20_Text"><text:s text:c="4"/><text:span text:style-name="T16">several instructions that are executed</text:span></text:p>
      <text:p text:style-name="Preformatted_20_Text"><text:s text:c="4"/><text:span text:style-name="T16">if the condition evaluates to True</text:span></text:p>
      <text:p text:style-name="Preformatted_20_Text">else:</text:p>
      <text:p text:style-name="Preformatted_20_Text"><text:s text:c="4"/><text:span text:style-name="T17">false-block</text:span></text:p>
      <text:p text:style-name="Preformatted_20_Text"><text:s text:c="4"/><text:span text:style-name="T17">several instructions that are executed</text:span></text:p>
      <text:p text:style-name="P36"><text:s text:c="4"/><text:span text:style-name="T17">if the condition evaluates to False</text:span></text:p>
      <text:p text:style-name="P16">Example:</text:p>
      <table:table table:name="Table1" table:style-name="Table1">
        <table:table-column table:style-name="Table1.A"/>
        <table:table-row>
          <table:table-cell table:style-name="Table1.A1" office:value-type="string">
            <text:p text:style-name="P1">x = int(input())</text:p>
            <text:p text:style-name="P1">y = int(input())</text:p>
            <text:p text:style-name="P1">if x &gt; 0 and y &gt; 0:</text:p>
            <text:p text:style-name="P1"><text:s text:c="4"/>print("Quadrant I")</text:p>
            <text:p text:style-name="P1">elif x &gt; 0 and y &lt; 0:</text:p>
            <text:p text:style-name="P1"><text:s text:c="4"/>print("Quadrant IV")</text:p>
            <text:p text:style-name="P1">elif y &gt; 0:</text:p>
            <text:p text:style-name="P1"><text:s text:c="4"/>print("Quadrant II")</text:p>
            <text:p text:style-name="P1">else:</text:p>
            <text:p text:style-name="P1"><text:s text:c="4"/>print("Quadrant III")</text:p>
          </table:table-cell>
        </table:table-row>
      </table:table>
      <text:p text:style-name="P16"/>
      <text:p text:style-name="P24"/>
      <text:p text:style-name="P25">Loops</text:p>
      <text:p text:style-name="P30"><text:span text:style-name="T5">A </text:span><text:span text:style-name="Source_20_Text"><text:span text:style-name="T5">for</text:span></text:span><text:span text:style-name="T5"> loop implements the repeated execution of code based on a loop counter or loop variable. This means that </text:span><text:span text:style-name="Source_20_Text"><text:span text:style-name="T5">for</text:span></text:span><text:span text:style-name="T5"> loops are used most often when the number of iterations is known before entering the loop, unlike </text:span><text:span text:style-name="Strong_20_Emphasis"><text:span text:style-name="T3">while loops</text:span></text:span><text:span text:style-name="T5"> which are conditionally based.</text:span></text:p>
      <text:p text:style-name="P30"><text:span text:style-name="T5"/></text:p>
      <text:p text:style-name="P30"><text:span text:style-name="Source_20_Text"><text:span text:style-name="T5">Syntax : </text:span></text:span></text:p>
      <text:p text:style-name="P30"><text:span text:style-name="Source_20_Text"><text:span text:style-name="T5"/></text:span></text:p>
      <text:p text:style-name="P30"><text:span text:style-name="Source_20_Text">for [iterating variable] in [sequence]:</text:span></text:p>
      <text:p text:style-name="P36"><text:span text:style-name="Source_20_Text"><text:s text:c="4"/>[do something]</text:span></text:p>
      <text:p text:style-name="P31"><text:span text:style-name="T4">Example : </text:span></text:p>
      <text:p text:style-name="P31"><text:span text:style-name="Source_20_Text"><text:span text:style-name="T4"/></text:span></text:p>
      <text:p text:style-name="P31"><text:span text:style-name="Source_20_Text"><text:span text:style-name="T4">for i in range(0,5):</text:span></text:span></text:p>
      <text:p text:style-name="P36"><text:span text:style-name="Source_20_Text"><text:s text:c="3"/>print(i)</text:span></text:p>
      <text:p text:style-name="P31"><text:span text:style-name="Source_20_Text"><text:span text:style-name="T4">for i in range(100,0,-10):</text:span></text:span></text:p>
      <text:p text:style-name="P36"><text:span text:style-name="Source_20_Text"><text:s text:c="3"/>print(i)</text:span></text:p>
      <text:p text:style-name="P31"><text:span text:style-name="Source_20_Text"><text:span text:style-name="T4">sharks = ['hammerhead', 'great white', 'dogfish', 'frilled', 'bullhead', 'requiem']</text:span></text:span></text:p>
      <text:p text:style-name="Preformatted_20_Text"/>
      <text:p text:style-name="Preformatted_20_Text"><text:span text:style-name="Source_20_Text">for shark in sharks:</text:span></text:p>
      <text:p text:style-name="P36"><text:span text:style-name="Source_20_Text"><text:s text:c="3"/>print(shark)</text:span></text:p>
      <text:p text:style-name="P30"><text:soft-page-break/></text:p>
      <text:p text:style-name="P26">Functions</text:p>
      <text:p text:style-name="P30"/>
      <text:p text:style-name="P30">A function is a block of organized, reusable code that is used to perform a single, related action. Functions provide better modularity for your application and a high degree of code reusing.</text:p>
      <text:p text:style-name="P30"/>
      <text:p text:style-name="P30">As you already know, Python gives you many built-in functions like print(), etc. but you can also create your own functions. These functions are called user-defined functions.</text:p>
      <text:p text:style-name="P30">Defining a Function</text:p>
      <text:p text:style-name="P30"/>
      <text:p text:style-name="P30">You can define functions to provide the required functionality. Here are simple rules to define a function in Python.</text:p>
      <text:p text:style-name="P30"/>
      <text:p text:style-name="P30"><text:s text:c="4"/>Function blocks begin with the keyword def followed by the function name and parentheses ( ( ) ).</text:p>
      <text:p text:style-name="P30"/>
      <text:p text:style-name="P30"><text:s text:c="4"/>Any input parameters or arguments should be placed within these parentheses. You can also define parameters inside these parentheses.</text:p>
      <text:p text:style-name="P30"/>
      <text:p text:style-name="P30"><text:s text:c="4"/>The first statement of a function can be an optional statement - the documentation string of the function or docstring.</text:p>
      <text:p text:style-name="P30"/>
      <text:p text:style-name="P30"><text:s text:c="4"/>The code block within every function starts with a colon (:) and is indented.</text:p>
      <text:p text:style-name="P30"/>
      <text:p text:style-name="P30"><text:s text:c="4"/>The statement return [expression] exits a function, optionally passing back an expression to the caller. A return statement with no arguments is the same as return None.</text:p>
      <text:p text:style-name="P30"/>
      <text:p text:style-name="P30">Syntax</text:p>
      <text:p text:style-name="P30"/>
      <text:p text:style-name="P30">def functionname( parameters ):</text:p>
      <text:p text:style-name="P30"><text:s text:c="3"/>"function_docstring"</text:p>
      <text:p text:style-name="P30"><text:s text:c="3"/>function_suite</text:p>
      <text:p text:style-name="P30"><text:s text:c="3"/>return [expression]</text:p>
      <text:p text:style-name="P30"/>
      <text:p text:style-name="P30">Example</text:p>
      <text:p text:style-name="P30"/>
      <text:p text:style-name="P30">def printme( str ):</text:p>
      <text:p text:style-name="P30"><text:s text:c="3"/>"This prints a passed string into this function"</text:p>
      <text:p text:style-name="P30"><text:s text:c="3"/>print str</text:p>
      <text:p text:style-name="P30"><text:s text:c="3"/>return</text:p>
      <text:p text:style-name="P31"><text:span text:style-name="T4"/></text:p>
      <text:p text:style-name="P5"><text:bookmark text:name="docs-internal-guid-a8e88af1-7fff-5751-5c4a-7a4a1c8e07f3"/><text:a xlink:type="simple" xlink:href="https://www.geeksforgeeks.org/python-lambda-anonymous-functions-filter-map-reduce/" text:style-name="Internet_20_link" text:visited-style-name="Visited_20_Internet_20_Link"><text:span text:style-name="T21">Anonymous functions:</text:span></text:a><text:span text:style-name="T23"> </text:span></text:p>
      <text:p text:style-name="P5"><text:span text:style-name="T22">In Python, anonymous function means that a function is without a name. As we already know that def keyword is used to define the normal functions and the lambda keyword is used to create anonymous functions. </text:span></text:p>
      <text:p text:style-name="P10"># using lambda function </text:p>
      <text:p text:style-name="P11">    </text:p>
      <text:p text:style-name="P10">cube = lambda x: x*x*x </text:p>
      <text:p text:style-name="P10">print(cube(7)) </text:p>
      <text:p text:style-name="P32"><text:span text:style-name="T28"/></text:p>
      <text:p text:style-name="P13"><text:bookmark text:name="docs-internal-guid-8d24b50c-7fff-24d4-1ba7-4222cc812fa8"/>Functional Python</text:p>
      <text:p text:style-name="P6"><text:s/>Functional paradigm decomposes a problem into a set of functions. Ideally, functions only take inputs and produce outputs, and don’t have any internal state that affects the output produced for a given input.</text:p>
      <text:p text:style-name="P6"/>
      <text:p text:style-name="P6">Python too supports Functional Programming paradigms without the support of any special features or libraries.</text:p>
      <text:list xml:id="list515072185" text:style-name="L4">
        <text:list-item>
          <text:p text:style-name="P7"><text:span text:style-name="Strong_20_Emphasis">Pure Functions:</text:span> These functions have two main properties. First, they always produce the same output for the same arguments irrespective of anything else. Secondly, they have no side-effects i.e. they do modify any argument or global variables or output something. </text:p>
        </text:list-item>
        <text:list-item text:style-override="L5">
          <text:p text:style-name="P12"><text:span text:style-name="Strong_20_Emphasis">Recursion:</text:span> There are no “for” or “while” loop in functional languages. Iteration in functional languages is implemented through recursion. </text:p>
        </text:list-item>
        <text:list-item text:style-override="L5">
          <text:p text:style-name="P12"><text:span text:style-name="Strong_20_Emphasis">Functions are First-Class and can be Higher-Order:</text:span> First-class functions are treated as first-class variable. The first-class variables can be passed to functions as a parameter, can be returned from functions or stored in data structures. </text:p>
        </text:list-item>
        <text:list-item text:style-override="L5">
          <text:p text:style-name="P8"><text:span text:style-name="Strong_20_Emphasis">Variables are Immutable:</text:span> In functional programming, we can’t modify a variable after it’s been initialized. We can create new variables – but we can’t modify existing variables. </text:p>
        </text:list-item>
      </text:list>
      <text:p text:style-name="Text_20_body">Functional design may seem like an odd constraint to work under. Why should you avoid objects and side effects? There are theoretical and practical advantages to the functional style:</text:p>
      <text:list xml:id="list484472823" text:style-name="L6">
        <text:list-item>
          <text:p text:style-name="P9">Modularity.</text:p>
        </text:list-item>
        <text:list-item>
          <text:p text:style-name="P9">Composability.</text:p>
        </text:list-item>
        <text:list-item>
          <text:p text:style-name="P9">Ease of debugging and testing.</text:p>
        </text:list-item>
      </text:list>
      <text:p text:style-name="Text_20_body"/>
      <text:p text:style-name="P6"/>
      <text:p text:style-name="P6"/>
      <text:p text:style-name="P35"/>
      <text:p text:style-name="P20">Virtual Environments</text:p>
      <text:p text:style-name="P20"/>
      <text:p text:style-name="Preformatted_20_Text">it may not be possible for one Python installation to meet the requirements of every application. If application A needs version 1.0 of a particular module but application B needs version 2.0, then the requirements are in conflict and installing either version 1.0 or 2.0 will leave one application unable to run.</text:p>
      <text:p text:style-name="Preformatted_20_Text"/>
      <text:p text:style-name="Preformatted_20_Text">The solution for this problem is to create a virtual environment, a self-contained directory tree that contains a Python installation for a particular version of Python, plus a number of additional packages.</text:p>
      <text:p text:style-name="Preformatted_20_Text"/>
      <text:p text:style-name="Preformatted_20_Text">To resolve the earlier example of conflicting requirements, application A can have its own virtual environment with version 1.0 installed while application B has another virtual environment with version 2.0. If application B requires a library be upgraded to version 3.0, this will not affect application A’s environment.</text:p>
      <text:p text:style-name="Preformatted_20_Text"/>
      <text:p text:style-name="Preformatted_20_Text"/>
      <text:p text:style-name="P19">Creating Virtual Environments</text:p>
      <text:p text:style-name="Preformatted_20_Text">To create a virtual environment, decide upon a directory where you want to place it, and run the venv module as a script with the directory path:</text:p>
      <text:p text:style-name="Preformatted_20_Text"/>
      <text:p text:style-name="Preformatted_20_Text">python3 -m venv tutorial-env</text:p>
      <text:p text:style-name="Preformatted_20_Text"/>
      <text:p text:style-name="P19">to run </text:p>
      <text:p text:style-name="Preformatted_20_Text">source tutorial-env/bin/activate</text:p>
      <text:p text:style-name="Preformatted_20_Text"/>
      <text:p text:style-name="Preformatted_20_Text"><text:span text:style-name="T13">to stop</text:span> </text:p>
      <text:p text:style-name="Preformatted_20_Text">deactivate</text:p>
      <text:p text:style-name="Preformatted_20_Text"/>
      <text:p text:style-name="Preformatted_20_Text"/>
      <text:p text:style-name="P35"/>
      <text:p text:style-name="P19">Managing Packages with pip</text:p>
      <text:p text:style-name="P33"/>
      <text:p text:style-name="P33"><text:span text:style-name="T2">What is </text:span><text:span text:style-name="Source_20_Text"><text:span text:style-name="T2">pip</text:span></text:span><text:span text:style-name="T2">? </text:span></text:p>
      <text:p text:style-name="P33"><text:a xlink:type="simple" xlink:href="https://pip.pypa.io/en/stable/" text:style-name="Internet_20_link" text:visited-style-name="Visited_20_Internet_20_Link"><text:span text:style-name="Source_20_Text"><text:span text:style-name="T2">pip</text:span></text:span></text:a><text:span text:style-name="T2"> is the standard package manager for </text:span><text:a xlink:type="simple" xlink:href="https://www.python.org/" text:style-name="Internet_20_link" text:visited-style-name="Visited_20_Internet_20_Link"><text:span text:style-name="T2">Python</text:span></text:a><text:span text:style-name="T2">. It allows you to install and manage additional packages that are not part of the </text:span><text:a xlink:type="simple" xlink:href="https://docs.python.org/3/py-modindex.html" text:style-name="Internet_20_link" text:visited-style-name="Visited_20_Internet_20_Link"><text:span text:style-name="T2">Python standard library</text:span></text:a><text:span text:style-name="T2">. </text:span></text:p>
      <text:p text:style-name="P33"><text:span text:style-name="T2"/></text:p>
      <text:p text:style-name="P33"><text:span text:style-name="T2">pip <text:s/>is <text:s/>a <text:s/>Python package installer, recommended for installing Python packages which are not available in the Debian archive. <text:s/>It</text:span></text:p>
      <text:p text:style-name="P33"><text:span text:style-name="T2">can work with version control repositories (currently only Git, Mercurial, and Bazaar repositories), logs output <text:s/>extensively,and prevents partial installs by downloading all requirements before starting installation.</text:span></text:p>
      <text:p text:style-name="P33"><text:span text:style-name="T2"/></text:p>
      <text:p text:style-name="P33"><text:span text:style-name="T2">On <text:s/>Debian, pip is the command to use when installing packages for Python 2, while pip3 is the command to use when installing packages for Python 3.</text:span></text:p>
      <text:p text:style-name="P33"><text:span text:style-name="T2"/></text:p>
      <text:p text:style-name="P33"><text:span text:style-name="T2">You can verify that </text:span><text:span text:style-name="Source_20_Text"><text:span text:style-name="T2">pip</text:span></text:span><text:span text:style-name="T2"> is available by running the following command in your console:</text:span></text:p>
      <text:p text:style-name="P15"/>
      <text:p text:style-name="P15"><text:span text:style-name="Source_20_Text">$ pip --version</text:span></text:p>
      <text:h text:style-name="P37" text:outline-level="2"><text:span text:style-name="T25"/></text:h>
      <text:h text:style-name="P37" text:outline-level="2"><text:span text:style-name="T20">Working on </text:span><text:span text:style-name="T18">Packages With </text:span><text:span text:style-name="Source_20_Text"><text:span text:style-name="T18">pip</text:span></text:span></text:h>
      <text:p text:style-name="P33"><text:span text:style-name="T12"><text:tab/></text:span><text:span text:style-name="Source_20_Text"><text:span text:style-name="T6">$ pip</text:span></text:span><text:span text:style-name="Source_20_Text"><text:span text:style-name="T7">3</text:span></text:span><text:span text:style-name="Source_20_Text"><text:span text:style-name="T6"> list <text:s text:c="2"/>//</text:span></text:span><text:span text:style-name="Source_20_Text"><text:span text:style-name="T7">list all the packages installed</text:span></text:span></text:p>
      <text:p text:style-name="P33"><text:span text:style-name="Source_20_Text"><text:span text:style-name="T7"><text:tab/>$ pip3 show package <text:s/>//</text:span></text:span></text:p>
      <text:p text:style-name="P33"><text:span text:style-name="Source_20_Text"><text:span text:style-name="T7"><text:tab/>$ pip3 freeze &gt; requirements.txt</text:span></text:span></text:p>
      <text:p text:style-name="P33"><text:span text:style-name="Source_20_Text"><text:span text:style-name="T7"><text:tab/>$ pip3 install -r requirements.txt</text:span></text:span></text:p>
      <text:p text:style-name="P33"><text:span text:style-name="Source_20_Text"><text:span text:style-name="T7"><text:tab/>$ pip3 install --upgrade -r requirements.txt</text:span></text:span></text:p>
      <text:p text:style-name="P33"><text:span text:style-name="Source_20_Text"><text:span text:style-name="T7"><text:tab/>$ pip3 help </text:span></text:span></text:p>
      <text:p text:style-name="P34"><text:span text:style-name="Source_20_Text"><text:span text:style-name="T7"><text:tab/>$ pip3 search <text:s/>package</text:span></text:span></text:p>
      <text:p text:style-name="P3"><text:span text:style-name="Source_20_Text"><text:span text:style-name="T7"><text:tab/>$ pip3 uninstall <text:s/>package</text:span></text:span></text:p>
      <text:p text:style-name="P3"><text:span text:style-name="Source_20_Text"><text:span text:style-name="T7"><text:tab/>$ pip uninstall -r requirements.txt -y</text:span></text:span></text:p>
      <text:p text:style-name="P3"><text:span text:style-name="Source_20_Text"><text:span text:style-name="T7"/></text:span></text:p>
      <text:p text:style-name="P3"><text:span text:style-name="Source_20_Text"><text:span text:style-name="T31"/></text:span></text:p>
      <text:h text:style-name="P38" text:outline-level="2"><text:bookmark text:name="alternatives-to-pip"/><text:span text:style-name="Source_20_Text"><text:span text:style-name="T32">Alternatives to pip</text:span></text:span></text:h>
      <text:p text:style-name="P2"><text:a xlink:type="simple" xlink:href="https://conda.io/en/latest/" text:style-name="Internet_20_link" text:visited-style-name="Visited_20_Internet_20_Link">Conda</text:a> is a package, dependency, and environment manager for many languages including Python.</text:p>
      <text:p text:style-name="P2"><text:a xlink:type="simple" xlink:href="https://pipenv.readthedocs.io/en/latest/" text:style-name="Internet_20_link" text:visited-style-name="Visited_20_Internet_20_Link">Pipenv</text:a> is another package management tool that “aims to bring the best of all packaging worlds” to Python.</text:p>
      <text:p text:style-name="P2"><text:a xlink:type="simple" xlink:href="https://poetry.eustace.io/" text:style-name="Internet_20_link" text:visited-style-name="Visited_20_Internet_20_Link">Poetry</text:a> is another <text:span text:style-name="Source_20_Text">pip</text:span> alternative that is gaining a lot of tra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Poppins" svg:font-family="Poppins, sans-serif"/>
    <style:font-face style:name="Roboto" svg:font-family="Roboto, sans-serif"/>
    <style:font-face style:name="Slack-Lato" svg:font-family="Slack-Lato, appleLog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2T19:49:27.362710512</dc:date>
    <meta:editing-duration>PT5M18S</meta:editing-duration>
    <meta:editing-cycles>1</meta:editing-cycles>
    <meta:document-statistic meta:table-count="1" meta:image-count="0" meta:object-count="0" meta:page-count="8" meta:paragraph-count="189" meta:word-count="2004" meta:character-count="12377" meta:non-whitespace-character-count="10266"/>
    <meta:generator>LibreOffice/6.0.7.3$Linux_X86_64 LibreOffice_project/00m0$Build-3</meta:generator>
  </office:meta>
</office:document-meta>
</file>